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41c26" style:font-weight-asian="bold" style:font-weight-complex="bold"/>
    </style:style>
    <style:style style:name="P2" style:family="paragraph" style:parent-style-name="Standard">
      <style:text-properties fo:font-weight="bold" officeooo:rsid="0005ea32" officeooo:paragraph-rsid="0005ea32" style:font-weight-asian="bold" style:font-weight-complex="bold"/>
    </style:style>
    <style:style style:name="P3" style:family="paragraph" style:parent-style-name="Standard">
      <style:text-properties fo:font-weight="bold" officeooo:rsid="000bc23a" officeooo:paragraph-rsid="000bc23a" style:font-weight-asian="bold" style:font-weight-complex="bold"/>
    </style:style>
    <style:style style:name="P4" style:family="paragraph" style:parent-style-name="Standard">
      <style:text-properties fo:font-weight="bold" officeooo:rsid="0002a05f" officeooo:paragraph-rsid="0002a05f" style:font-weight-asian="bold" style:font-weight-complex="bold"/>
    </style:style>
    <style:style style:name="P5" style:family="paragraph" style:parent-style-name="Standard">
      <style:text-properties fo:font-weight="bold" officeooo:rsid="00122646" officeooo:paragraph-rsid="00122646" style:font-weight-asian="bold" style:font-weight-complex="bold"/>
    </style:style>
    <style:style style:name="P6" style:family="paragraph" style:parent-style-name="Standard">
      <style:text-properties officeooo:rsid="0002a05f" officeooo:paragraph-rsid="0002a05f"/>
    </style:style>
    <style:style style:name="P7" style:family="paragraph" style:parent-style-name="Standard">
      <style:text-properties officeooo:rsid="0002a05f" officeooo:paragraph-rsid="0009e4a5"/>
    </style:style>
    <style:style style:name="P8" style:family="paragraph" style:parent-style-name="Standard">
      <style:text-properties officeooo:rsid="0002a05f" officeooo:paragraph-rsid="000bc23a"/>
    </style:style>
    <style:style style:name="P9" style:family="paragraph" style:parent-style-name="Standard">
      <style:text-properties officeooo:rsid="0002a05f" officeooo:paragraph-rsid="00152dbb"/>
    </style:style>
    <style:style style:name="P10" style:family="paragraph" style:parent-style-name="Standard">
      <style:text-properties officeooo:rsid="0007d270" officeooo:paragraph-rsid="000bc23a"/>
    </style:style>
    <style:style style:name="P11" style:family="paragraph" style:parent-style-name="Standard">
      <style:text-properties officeooo:rsid="00110807" officeooo:paragraph-rsid="00110807"/>
    </style:style>
    <style:style style:name="P12" style:family="paragraph" style:parent-style-name="Standard">
      <style:text-properties officeooo:paragraph-rsid="00110807"/>
    </style:style>
    <style:style style:name="P13" style:family="paragraph" style:parent-style-name="Standard">
      <style:text-properties officeooo:rsid="00122646" officeooo:paragraph-rsid="00122646"/>
    </style:style>
    <style:style style:name="P14" style:family="paragraph" style:parent-style-name="Standard">
      <style:text-properties officeooo:rsid="00122646" officeooo:paragraph-rsid="00152dbb"/>
    </style:style>
    <style:style style:name="P15" style:family="paragraph" style:parent-style-name="Standard">
      <style:text-properties officeooo:paragraph-rsid="00122646"/>
    </style:style>
    <style:style style:name="P16" style:family="paragraph" style:parent-style-name="Standard">
      <style:text-properties officeooo:rsid="00128762" officeooo:paragraph-rsid="00128762"/>
    </style:style>
    <style:style style:name="P17" style:family="paragraph" style:parent-style-name="Standard">
      <style:text-properties officeooo:rsid="0014068a" officeooo:paragraph-rsid="0014068a"/>
    </style:style>
    <style:style style:name="P18" style:family="paragraph" style:parent-style-name="Standard">
      <style:text-properties officeooo:rsid="0014068a" officeooo:paragraph-rsid="00152dbb"/>
    </style:style>
    <style:style style:name="P19" style:family="paragraph" style:parent-style-name="Standard">
      <style:text-properties officeooo:rsid="00152dbb" officeooo:paragraph-rsid="00152dbb"/>
    </style:style>
    <style:style style:name="T1" style:family="text">
      <style:text-properties officeooo:rsid="00041c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0807" style:font-weight-asian="bold" style:font-weight-complex="bold"/>
    </style:style>
    <style:style style:name="T4" style:family="text">
      <style:text-properties fo:font-weight="bold" officeooo:rsid="00152dbb" style:font-weight-asian="bold" style:font-weight-complex="bold"/>
    </style:style>
    <style:style style:name="T5" style:family="text">
      <style:text-properties officeooo:rsid="00110807"/>
    </style:style>
    <style:style style:name="T6" style:family="text">
      <style:text-properties officeooo:rsid="00122646"/>
    </style:style>
    <style:style style:name="T7" style:family="text">
      <style:text-properties officeooo:rsid="00128762"/>
    </style:style>
    <style:style style:name="T8" style:family="text">
      <style:text-properties officeooo:rsid="0014068a"/>
    </style:style>
    <style:style style:name="T9" style:family="text">
      <style:text-properties officeooo:rsid="00152d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CB IT Stuff 2<text:span text:style-name="T5">3</text:span> <text:span text:style-name="T5">Octo</text:span>ber 2013</text:p>
      <text:p text:style-name="P2"/>
      <text:p text:style-name="P1"><text:span text:style-name="T1">This month on IT Stuff</text:span></text:p>
      <text:p text:style-name="P13"><text:span text:style-name="T1">w</text:span>e’ll be discussing Windows 8.1 and body parts <text:span text:style-name="T7">and we’ll be seeing in the dark</text:span>. <text:s/><text:span text:style-name="T1">But first let’s take a look at the news</text:span></text:p>
      <text:p text:style-name="P6"/>
      <text:p text:style-name="P10"><text:span text:style-name="T2">Th</text:span><text:span text:style-name="T3">e month in FAIL</text:span><text:span text:style-name="T5"> - we love an epic FAIL so here yet again are the last four weeks</text:span>’ glitches and downtime</text:p>
      <text:p text:style-name="P10"/>
      <text:p text:style-name="P15"><text:span text:style-name="T5">Comedy galore as Google Talk turned into Chatroulette. <text:s/>You clicked on someone you know and got someone entirely different instead. <text:s/>This </text:span>appears to <text:span text:style-name="T6">have </text:span>affect<text:span text:style-name="T6">ed</text:span> Google Talk users who have not yet upgraded to Google's new Hangouts service. <text:s/><text:span text:style-name="T6">Including downtime, this lasted almost ten hours.</text:span></text:p>
      <text:p text:style-name="P12"/>
      <text:p text:style-name="P12"><text:span text:style-name="T5">A report is out about how US Share trading company Knight Capital lost </text:span>$172,222 <text:span text:style-name="T8">per</text:span> second for 45 minutes <text:span text:style-name="T5">last August on the New York stock exchange for a total of $460M dollars (that’s just over one Westfield). <text:s/>They only had one technician who rolled out a change to only seven out of eight servers. <text:s/>When they realised what was happening they reverted the change, but that made it worse. <text:s/>They have just been fined $12M, a bit pointless seeing as what’s left of the business is now part of another company. <text:s/>Not much chance of compensation for the 154 companies whose stock was sent on a six billion dollar roller coaster ride for forty five minutes. </text:span></text:p>
      <text:p text:style-name="P11"/>
      <text:p text:style-name="P15"><text:span text:style-name="T6">And finally from the FAIL file - some Virgin Media customers were unable to log in to their webmail accounts for several days at the start of October. <text:s/>Details of what happened are, as usual, not available, which is always disappointing, as there’s little assurance that it won’t happen again.</text:span></text:p>
      <text:p text:style-name="P6"/>
      <text:p text:style-name="P16">No doubt there will be another load of FAIL next month!</text:p>
      <text:p text:style-name="P6"/>
      <text:p text:style-name="P11"><text:span text:style-name="T2">Another new cheap tablet</text:span> has been announced by Argos, priced at roughly £100. <text:s/>Also coming soon to the UK is the ‘<text:span text:style-name="T6">Aakash Android’ </text:span>tablet developed for educational use in India, <text:span text:style-name="T6">with the base model priced </text:span>possibly £30 <text:span text:style-name="T6">or less</text:span>. <text:s/></text:p>
      <text:p text:style-name="P11">(Discuss what tablets are, what they are good for)</text:p>
      <text:p text:style-name="P11">We might try to review the available tablets next month!</text:p>
      <text:p text:style-name="P7"/>
      <text:p text:style-name="P16"><text:span text:style-name="T2">Canadian torrent search site Isohunt has closed down</text:span> permanently. <text:s/>The Motion Picture Association of America has been sueing them for years, but now the case has ended with an out of court settlement for $110M dollars, which Isohunt hasn’t got - they already told the MPAA that $2M would finish them off. <text:s/>Apparently the other $108M is intended as some sort of warning to the rest of the Internet. <text:s/>The owner of Isohunt ended with the message “I’ll Be Back”, but didn’t explain how or when. </text:p>
      <text:p text:style-name="P16"/>
      <text:p text:style-name="P17"><text:span text:style-name="T2">The notorious darknet trading site The Silk Road</text:span> has been seized by the FBI and closed down when the shadowy owner “The Dark Pirate” was arrested. <text:s/>His mistake had been to advertise for technical staff for the site under his own real name! <text:s/>The Silk Road was using technologies like Tor and Bitcoin to act as a market for whatever illegal stuff you could imagine: drugs, child pornography, and contract killings. <text:s/></text:p>
      <text:p text:style-name="P17">(discuss whether we think this is a good thing)</text:p>
      <text:p text:style-name="P7"/>
      <text:p text:style-name="P17">Google has announced it will be using your ‘likes’ and ‘+1’s in advertising. <text:s/>Your profile image and your identity will appear in adverts endorsing goods and services. <text:s/>What could possibly go wrong? <text:s/>Facebook already <text:span text:style-name="T9">does this, and when they introduced it, one bloke found himself the spokesperson for </text:span><text:soft-page-break/><text:span text:style-name="T9">a fifty five gallon drum of -- well -- a very personal “product” on Amazon. <text:s/>He had “liked” it (as a laugh) months before. <text:s/>Don’t let this happen to you on Google! <text:s/>Go to this address and opt out:</text:span></text:p>
      <text:p text:style-name="P19">https://plus.google.com/settings/endorsements</text:p>
      <text:p text:style-name="P17"><text:span text:style-name="T9"/></text:p>
      <text:p text:style-name="P14"><text:span text:style-name="T4">On the subject of Facebook, b</text:span><text:span text:style-name="T2">ody parts have been in the news.</text:span> <text:s/><text:span text:style-name="T8">Earlier this year, after much outcry they introduced a temporary ban on images of gross violence, however this week they lifted that ban and allowed a video of a drug gang in Mexico beheading someone. <text:s/>Cue massive outcry. <text:s/>Facebook upholds traditional American values - no bare flesh allowed but violent murder is welcome. <text:s/>Their excuse is that the images were being used to denounce the violence. <text:s/>However, after 24 hours of outcry they have decided to ban that particular video (as a special exception). </text:span></text:p>
      <text:p text:style-name="P18">So what do we think of this?</text:p>
      <text:p text:style-name="P9"/>
      <text:p text:style-name="P16">Brian Hackday Report - hopefully!!!!</text:p>
      <text:p text:style-name="P7"/>
      <text:p text:style-name="P13"><text:span text:style-name="T2">New developments for Raspberry Pi fans - a specialied infra red variant of the camera module</text:span> has been announced. <text:s/>The camera module costs <text:span text:style-name="T7">about £22</text:span></text:p>
      <text:p text:style-name="P16"><text:span text:style-name="T7">(</text:span>explain what the Pi is, what the Cam is and why people want an Infra Red version)</text:p>
      <text:p text:style-name="P7"/>
      <text:p text:style-name="P16"><text:span text:style-name="T2">Steam OS </text:span></text:p>
      <text:p text:style-name="P17">Kris, Shi, please explain!</text:p>
      <text:p text:style-name="P13"/>
      <text:p text:style-name="P5">Windows 8.1</text:p>
      <text:p text:style-name="P17">The first big update for the notorious Windows 8 has just been released. <text:s/>Windows 8 tried to fuse tablet and desktop usage into one user interface but the result was a horribly unpopular monster without a start button, as full screen windows keep sliding in when you don’t want them. <text:s/></text:p>
      <text:p text:style-name="P7"/>
      <text:p text:style-name="P19">You can get it from the Windows Store. <text:s/>Unfortunately it’s a three and a half gigabyte download. <text:s/>If you’re on a slow connection or have a monthly download limit, it will be really painful. <text:s/>And the upgrade can take several hours to run. <text:s/></text:p>
      <text:p text:style-name="P7"/>
      <text:p text:style-name="P19">The Start Button is back, but, incredibly, the start menu isn’t. <text:s/>The new start button just takes you straight to the fullscreen Start Screen, which is exactly the thing everybody hates most about Windows 8. <text:s/>We recommend you get hold of a free start menu named </text:p>
      <text:p text:style-name="P7"/>
      <text:p text:style-name="P17">IT Stuff recommends that you upgrade if you can, but it won’t make everything alright. <text:s/>A few things will be a bit better, but not by much. <text:s/><text:span text:style-name="T9">And if you have a Microsoft Surface RT Tablet, forget it for a week or two - the update was corrupting people’s tablets, and has been temporarily withdrawn. </text:span></text:p>
      <text:p text:style-name="P7"/>
      <text:p text:style-name="P16"><text:span text:style-name="T2">And finally</text:span>, what the Internet was invented for - silly memes with a serious purpose. <text:s/>People on Twitter were having fun at the expense of Westfield when there was an outbreak of <text:span text:style-name="T2">Westfield Bradford Movie titles</text:span>. <text:s/>Here are some of the suggestions:</text:p>
      <text:p text:style-name="P16"/>
      <text:p text:style-name="P16">Mall Cop-out</text:p>
      <text:p text:style-name="P16">The Day After Tomorrow</text:p>
      <text:p text:style-name="P16">28 Years Later</text:p>
      <text:p text:style-name="P16">Wild Wild Westfield</text:p>
      <text:p text:style-name="P16">Little Shopping Centre Of Horrors</text:p>
      <text:p text:style-name="P16">Ghost Town</text:p>
      <text:p text:style-name="P16">Liar Liar</text:p>
      <text:p text:style-name="P16"><text:soft-page-break/>Journey To The Centre Of The Earth</text:p>
      <text:p text:style-name="P16">Inception</text:p>
      <text:p text:style-name="P16">Mission Impossible</text:p>
      <text:p text:style-name="P16">Monty Python and The Holey fail</text:p>
      <text:p text:style-name="P16">All Quiet on the Westfield Front</text:p>
      <text:p text:style-name="P16">Groundhog Day</text:p>
      <text:p text:style-name="P16">The Black Hole</text:p>
      <text:p text:style-name="P16"/>
      <text:p text:style-name="P16">Our thanks to the following Tweeters.</text:p>
      <text:p text:style-name="P16">@WestfieldBradfo</text:p>
      <text:p text:style-name="P16">@BaconBantam</text:p>
      <text:p text:style-name="P16">‏@paulwardmbe</text:p>
      <text:p text:style-name="P16">@farnazkhan</text:p>
      <text:p text:style-name="P16">‏@BradfordBatman</text:p>
      <text:p text:style-name="P16">‏@maniacpony</text:p>
      <text:p text:style-name="P16">‏@gavinclay89</text:p>
      <text:p text:style-name="P8"/>
      <text:p text:style-name="P4">Plugs and awesome stuff?</text:p>
      <text:p text:style-name="P4"/>
      <text:p text:style-name="P3">[ 26 min ]</text:p>
      <text:p text:style-name="P6">Play out on ‘<text:span text:style-name="T6">Hey Hey 16k</text:span>’ 4 min</text:p>
      <text:p text:style-name="P3"/>
      <text:p text:style-name="P3">29 min 57 sec</text:p>
      <text:p text:style-name="P3">CART 10312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Marath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Marath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" style:font-size-asian="18pt" style:font-weight-asian="bold" style:font-name-complex="Lohit Marath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Zen Hei" style:font-size-asian="24pt" style:font-weight-asian="bold" style:font-name-complex="Lohit Marath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10:13:40</meta:creation-date>
    <dc:date>2013-10-23T14:10:28.469222651</dc:date>
    <meta:editing-duration>PT30M35S</meta:editing-duration>
    <meta:editing-cycles>2</meta:editing-cycles>
    <meta:generator>LibreOffice/4.1.2.3$Linux_X86_64 LibreOffice_project/410m0$Build-3</meta:generator>
    <meta:document-statistic meta:table-count="0" meta:image-count="0" meta:object-count="0" meta:page-count="3" meta:paragraph-count="56" meta:word-count="1073" meta:character-count="6122" meta:non-whitespace-character-count="5058"/>
  </office:meta>
</office:document-meta>
</file>